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0" table:default-cell-style-name="ce3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0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H2];&quot;X&quot; )" office:value-type="float" office:value="16" calcext:value-type="float">
            <text:p>1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H3];&quot;X&quot; )" office:value-type="float" office:value="14" calcext:value-type="float">
            <text:p>14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H4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H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H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H7];&quot;X&quot; )"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H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H9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H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H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H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H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H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H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H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H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H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H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H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H21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H22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H23];&quot;X&quot; )" office:value-type="float" office:value="16" calcext:value-type="float">
            <text:p>16</text:p>
          </table:table-cell>
          <table:table-cell table:number-columns-repeated="1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H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H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H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H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H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H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H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H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H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H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H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H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H3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H37];&quot;X&quot; 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H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H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H4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H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H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H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H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H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H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H4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H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H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H50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H51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H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H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H5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H5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H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H5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H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H5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H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H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H6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H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H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H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H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H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H6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H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H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H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H7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H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H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H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6:.AH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H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H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H7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H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H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H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H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H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H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H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H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H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H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H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H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2:.AH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3:.AH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4:.AH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5:.AH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6:.AH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7:.AH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8:.AH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9:.AH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100:.AH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1:.AH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2:.AH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3:.AH10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4:.AH104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5:.AH10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6:.AH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7:.AH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8:.AH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9:.AH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10:.AH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1:.AH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2:.AH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3:.AH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4:.AH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5:.AH1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6:.AH116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7:.AH11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8:.AH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9:.AH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20:.AH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1:.AH12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2:.AH122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3:.AH12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4:.AH12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5:.AH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6:.AH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7:.AH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8:.AH12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9:.AH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30:.AH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1:.AH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2:.AH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3:.AH13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4:.AH134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5:.AH135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6:.AH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7:.AH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8:.AH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9:.AH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40:.AH1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1:.AH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2:.AH14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3:.AH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4:.AH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5:.AH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6:.AH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7:.AH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8:.AH14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H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H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H151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H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H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H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H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H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H15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H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H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H16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H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H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H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H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H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H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H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H16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H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H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H17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H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H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H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H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H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H177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H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H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H1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H18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H18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H183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H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H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H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H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H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H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H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H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H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H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H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H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H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H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H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H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H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H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2:.AH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H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H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H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H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H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H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H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H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H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H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H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H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H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H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H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H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H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H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H22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H22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H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H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H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H22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H2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H22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H22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H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H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H2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09:45:22.686057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8-20T11:59:45.323217631</dc:date>
    <meta:editing-duration>PT17H57S</meta:editing-duration>
    <meta:editing-cycles>45</meta:editing-cycles>
    <meta:document-statistic meta:table-count="2" meta:cell-count="1153" meta:object-count="0"/>
  </office:meta>
</office:document-meta>
</file>